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officeooo:rsid="00265816" officeooo:paragraph-rsid="00265816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65816" officeooo:paragraph-rsid="00265816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style:font-name="Times New Roman" fo:font-size="12pt" officeooo:rsid="00212105" officeooo:paragraph-rsid="00212105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1e662b" officeooo:paragraph-rsid="001e662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0a42b7" officeooo:paragraph-rsid="001e662b" style:font-size-asian="12pt" style:font-size-complex="12pt"/>
    </style:style>
    <style:style style:name="P8" style:family="paragraph" style:parent-style-name="Azione_20_attore">
      <style:text-properties style:font-name="Times New Roman" fo:font-size="12pt" officeooo:rsid="00212105" officeooo:paragraph-rsid="00212105" style:font-size-asian="12pt" style:font-size-complex="12pt"/>
    </style:style>
    <style:style style:name="P9" style:family="paragraph" style:parent-style-name="Azione_20_sistema">
      <style:text-properties style:font-name="Times New Roman" fo:font-size="12pt" officeooo:rsid="001e662b" officeooo:paragraph-rsid="001e662b" style:font-size-asian="12pt" style:font-size-complex="12pt"/>
    </style:style>
    <style:style style:name="P10" style:family="paragraph" style:parent-style-name="Azione_20_sistema">
      <style:text-properties style:font-name="Times New Roman" fo:font-size="12pt" officeooo:rsid="00212105" officeooo:paragraph-rsid="00212105" style:font-size-asian="12pt" style:font-size-complex="12pt"/>
    </style:style>
    <style:style style:name="T1" style:family="text">
      <style:text-properties officeooo:rsid="00212105"/>
    </style:style>
    <style:style style:name="T2" style:family="text">
      <style:text-properties officeooo:rsid="002188e8"/>
    </style:style>
    <style:style style:name="T3" style:family="text">
      <style:text-properties officeooo:rsid="002658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Richiesta tirocinant<text:span text:style-name="T2">e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mpiegato <text:span text:style-name="T3">asilo</text:span>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utente deve accedere al sistema ed essere riconosciuto come <text:span text:style-name="T1">Impiegato </text:span><text:span text:style-name="T3">asilo.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530791" text:style-name="Numerazione_20_UC">
              <text:list-item text:start-value="1">
                <text:p text:style-name="P8">L'<text:span text:style-name="T3">utente</text:span> entra nell'area per fare la richiesta di tirocinanti.</text:p>
              </text:list-item>
              <text:list-item>
                <text:p text:style-name="P9">Il sistema <text:span text:style-name="T3">mostrando il front per la richiesta</text:span></text:p>
              </text:list-item>
              <text:list-item>
                <text:p text:style-name="P8">L'<text:span text:style-name="T3">utente</text:span> <text:span text:style-name="T3">immette i dati di richiesta e li sottomette al sistema.</text:span> </text:p>
              </text:list-item>
              <text:list-item>
                <text:p text:style-name="P10">Il sistema riceve la richiesta, la invia a scienze della formazione.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<text:span text:style-name="T3">utente</text:span> riceve il messaggio di avvenuta richiesta ed esce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Il sistema mostra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1">L'impiegato </text:span>riceve la lista dei tirocinanti o il messaggio d'errore entro 20 secondi.</text:p>
          </table:table-cell>
        </table:table-row>
      </table:table>
      <text:p text:style-name="P4">Invio richiesta di un tirocinante a scienze della forma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1M41S</meta:editing-duration>
    <meta:editing-cycles>7</meta:editing-cycles>
    <meta:generator>LibreOffice/3.6$Windows_x86 LibreOffice_project/da8c1e6-fd468f4-454e206-f42a4a9-143cfd</meta:generator>
    <dc:date>2012-10-25T12:41:37.48</dc:date>
    <meta:document-statistic meta:table-count="1" meta:image-count="0" meta:object-count="0" meta:page-count="1" meta:paragraph-count="18" meta:word-count="117" meta:character-count="769" meta:non-whitespace-character-count="673"/>
  </office:meta>
</office:document-meta>
</file>